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UI" svg:font-family="SegoeUI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3b3b3b" style:font-name="Arial" fo:font-size="11pt" fo:letter-spacing="normal" fo:font-style="normal" fo:font-weight="normal" officeooo:rsid="00062dc1" officeooo:paragraph-rsid="00062dc1" style:font-size-asian="11pt" style:font-size-complex="11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Arial" fo:font-size="11pt" officeooo:paragraph-rsid="00062dc1" style:font-size-asian="11pt" style:font-size-complex="11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Arial" fo:font-size="11pt" officeooo:rsid="000a7384" officeooo:paragraph-rsid="00062dc1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Arial" fo:font-size="11pt" officeooo:rsid="00062dc1" officeooo:paragraph-rsid="00062dc1" style:font-size-asian="11pt" style:font-size-complex="11pt"/>
    </style:style>
    <style:style style:name="P5" style:family="paragraph" style:parent-style-name="Text_20_body" style:master-page-name="Standard"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/>
      <style:text-properties style:font-name="Arial" fo:font-size="11pt" officeooo:paragraph-rsid="00062dc1" style:font-size-asian="11pt" style:font-size-complex="11pt"/>
    </style:style>
    <style:style style:name="T1" style:family="text">
      <style:text-properties fo:font-variant="normal" fo:text-transform="none" fo:color="#222222" style:text-position="super 58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222222" style:text-position="super 58%" fo:letter-spacing="normal" fo:font-style="normal" fo:font-weight="normal" officeooo:rsid="00062dc1" style:font-style-asian="normal" style:font-weight-asian="normal"/>
    </style:style>
    <style:style style:name="T3" style:family="text">
      <style:text-properties fo:font-variant="normal" fo:text-transform="none" fo:color="#222222" fo:letter-spacing="normal" fo:font-style="normal" fo:font-weight="bold" style:font-style-asian="normal" style:font-weight-asian="bold"/>
    </style:style>
    <style:style style:name="T4" style:family="text">
      <style:text-properties fo:font-variant="normal" fo:text-transform="none" fo:color="#222222" fo:letter-spacing="normal" fo:font-style="normal" fo:font-weight="normal" style:font-style-asian="normal" style:font-weight-asian="normal"/>
    </style:style>
    <style:style style:name="T5" style:family="text">
      <style:text-properties fo:font-variant="normal" fo:text-transform="none" fo:color="#222222" fo:letter-spacing="normal" fo:font-style="normal" fo:font-weight="normal" officeooo:rsid="00062dc1" style:font-style-asian="normal" style:font-weight-asian="normal"/>
    </style:style>
    <style:style style:name="T6" style:family="text">
      <style:text-properties fo:font-variant="normal" fo:text-transform="none" fo:color="#3b3b3b" fo:letter-spacing="normal" fo:font-style="normal" fo:font-weight="normal" style:font-style-asian="normal" style:font-weight-asian="normal"/>
    </style:style>
    <style:style style:name="T7" style:family="text">
      <style:text-properties fo:color="#222222" style:font-style-asian="normal" style:font-weight-asian="normal"/>
    </style:style>
    <style:style style:name="T8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Customer</text:span><text:span text:style-name="T4">: TB-RPG</text:span></text:p>
      <text:p text:style-name="P2"><text:span text:style-name="T3">Team</text:span><text:span text:style-name="T4">: Random Cocktail Generator</text:span></text:p>
      <text:p text:style-name="P2"><text:span text:style-name="T3">Week</text:span><text:span text:style-name="T4">: </text:span><text:bookmark-start text:name="__DdeLink__199_1764199194"/><text:span text:style-name="T4">Monday October </text:span><text:span text:style-name="T5">31</text:span><text:span text:style-name="T2">st</text:span><text:span text:style-name="T5"> </text:span><text:span text:style-name="T4">to Sunday </text:span><text:span text:style-name="T5">November</text:span><text:span text:style-name="T4"> </text:span><text:bookmark-end text:name="__DdeLink__199_1764199194"/><text:span text:style-name="T5">6</text:span><text:span text:style-name="T2">th</text:span><text:span text:style-name="T5"> </text:span></text:p>
      <text:p text:style-name="P2"><text:span text:style-name="T3">State of the Project</text:span><text:span text:style-name="T4">:</text:span></text:p>
      <text:p text:style-name="P2"><text:span text:style-name="T4">The project continues to come along nicely. </text:span></text:p>
      <text:p text:style-name="P2"><text:span text:style-name="T3">Was I shown a working prototype?</text:span></text:p>
      <text:p text:style-name="P3"><text:span text:style-name="T4">No</text:span></text:p>
      <text:p text:style-name="P2"/>
      <text:p text:style-name="P2"><text:span text:style-name="T3">How well did the project follow my priorities in the previous week</text:span><text:span text:style-name="T4">?</text:span></text:p>
      <text:p text:style-name="P3"><text:span text:style-name="T4">Overall, yes.</text:span></text:p>
      <text:p text:style-name="P3"><text:span text:style-name="T4">Smoothies have been extracted.</text:span></text:p>
      <text:p text:style-name="P3"><text:span text:style-name="T4">Thematic elements haven't been added to random name generator, however code now works for the random name generator.</text:span></text:p>
      <text:p text:style-name="P3"><text:span text:style-name="T4">More prototype design occurred.</text:span></text:p>
      <text:p text:style-name="P2"><text:span text:style-name="T3"/></text:p>
      <text:p text:style-name="P2"><text:span text:style-name="T3">Priorities for next week</text:span></text:p>
      <text:p text:style-name="P4"><text:span text:style-name="T4">No Priorities! They've got to work on localization. However I came up with priorities for the week after this one.</text:span></text:p>
      <text:p text:style-name="P4"><text:span text:style-name="T4">I prioritized their ToDo list (pending their approval, of course).</text:span></text:p>
      <text:p text:style-name="P4"><text:span text:style-name="T4"/></text:p>
      <text:p text:style-name="P4"><text:span text:style-name="T4">- </text:span><text:span text:style-name="T6">BackEnd: Develop python code for Recipe Feature</text:span></text:p>
      <text:p text:style-name="P4"><text:span text:style-name="T4">- </text:span><text:span text:style-name="T6">User Stories: further develop user stories</text:span><text:span text:style-name="T4"><text:line-break/>- </text:span><text:span text:style-name="T6">GUI: Recipe feature</text:span><text:span text:style-name="T4"><text:line-break/>- </text:span><text:span text:style-name="T6">Design: add random drink generator to fridge page</text:span><text:span text:style-name="T4"><text:line-break/>- </text:span><text:span text:style-name="T6">Feature: Random drink generator from fridge feature</text:span><text:span text:style-name="T4"><text:line-break/>- </text:span><text:span text:style-name="T6">Dictionaries: adjectives to be entered and updated</text:span><text:span text:style-name="T4"><text:line-break/>- </text:span><text:span text:style-name="T6">GUI: Fridge feature</text:span><text:span text:style-name="T4"><text:line-break/>- </text:span><text:span text:style-name="T6">Design: sound control</text:span><text:span text:style-name="T4"><text:line-break/>- </text:span><text:span text:style-name="T6">GUI: sound control</text:span><text:span text:style-name="T4"><text:line-break/>- </text:span><text:span text:style-name="T6">Feature: sound on start up</text:span><text:span text:style-name="T4"><text:line-break/>- </text:span><text:span text:style-name="T6">Feature: add sounds for buttons</text:span><text:span text:style-name="T4"><text:line-break/>- </text:span><text:span text:style-name="T6">Prototype Design: login screen design</text:span></text:p>
      <text:p text:style-name="P4"><text:span text:style-name="T4"/></text:p>
      <text:p text:style-name="P4"><text:span text:style-name="T4">I also prioritized their customer wants list (also pending approval)</text:span></text:p>
      <text:p text:style-name="P4"><text:span text:style-name="T6">- Design: A tour of the website application, a tutorial for first time users of how to use the application.</text:span><text:span text:style-name="T4"><text:line-break/>- </text:span><text:span text:style-name="T6">Design: Random generator feature having its own sound, such as a machine making a drink</text:span></text:p>
      <text:p text:style-name="P4"><text:span text:style-name="T4"/></text:p>
      <text:p text:style-name="P1"><text:span text:style-name="T7">Then I requested they add these to the "Customer Requests Column"</text:span></text:p>
      <text:p text:style-name="P1"><text:span text:style-name="T7">- "Post-Production-Design: Design sports theme buttons",</text:span></text:p>
      <text:p text:style-name="P1"><text:span text:style-name="T7">- "Post-Production-Design: Design Sports theme button sounds", </text:span></text:p>
      <text:p text:style-name="P1"><text:span text:style-name="T7">- "Post-Production-Design: Design sports theme startup image", </text:span></text:p>
      <text:p text:style-name="P1"><text:span text:style-name="T7">- "Post-Production-Design: Add 'change theme' option somewhere in the app.",</text:span></text:p>
      <text:p text:style-name="P1"><text:span text:style-name="T7">- "Post-Production-Design: Adjectives for sportsiness",</text:span></text:p>
      <text:p text:style-name="P1"><text:span text:style-name="T7">- "Design: A gif of "robot computing drink" that's shown for 2-3 seconds when user asks for randomly generated cocktail."</text:span></text:p>
      <text:p text:style-name="P1"><text:span text:style-name="T7"/></text:p>
      <text:p text:style-name="P1"><text:span text:style-name="T7">The "Post-Production Design" category (I came up with) which is meant to keep the design team busy if they run out of stuff to do. The Database/GUI programmers won't have to implement it. We will see whether they accept it or n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UI" svg:font-family="SegoeUI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3:54:39.205481117</meta:creation-date>
    <dc:date>2016-11-08T00:01:46.645951493</dc:date>
    <meta:editing-duration>PT7M7S</meta:editing-duration>
    <meta:editing-cycles>1</meta:editing-cycles>
    <meta:document-statistic meta:table-count="0" meta:image-count="0" meta:object-count="0" meta:page-count="1" meta:paragraph-count="27" meta:word-count="334" meta:character-count="2094" meta:non-whitespace-character-count="1783"/>
    <meta:generator>LibreOffice/5.0.6.1$Linux_X86_64 LibreOffice_project/00$Build-1</meta:generator>
  </office:meta>
</office:document-meta>
</file>